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1.192cm" fo:margin-left="0cm" fo:margin-right="5.808cm" table:align="margins"/>
    </style:style>
    <style:style style:name="Tabla2.A" style:family="table-column">
      <style:table-column-properties style:column-width="11.192cm" style:rel-column-width="65535*"/>
    </style:style>
    <style:style style:name="Tabla2.1" style:family="table-row">
      <style:table-row-properties style:min-row-height="0.723cm"/>
    </style:style>
    <style:style style:name="Tabla2.A1" style:family="table-cell" style:data-style-name="N8100">
      <style:table-cell-properties fo:background-color="#ffffff" fo:padding="0cm" fo:border-left="none" fo:border-right="none" fo:border-top="0.002cm solid #000000" fo:border-bottom="none">
        <style:background-image/>
      </style:table-cell-properties>
    </style:style>
    <style:style style:name="Tabla2.A2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6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6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9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3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3" style:family="table-cell">
      <style:table-cell-properties fo:background-color="#ffffff" fo:padding="0cm" fo:border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Times New Roman" fo:font-size="10pt" style:font-size-asian="10pt" style:font-size-complex="10pt"/>
    </style:style>
    <style:style style:name="P10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row table:style-name="Tabla2.1">
          <table:table-cell table:style-name="Tabla2.A1" office:value-type="float" office:value="0">
            <text:p text:style-name="P13">TERMINOS Y CONDICIONES DE RESPONSABILIDAD</text:p>
          </table:table-cell>
        </table:table-row>
        <table:table-row>
          <table:table-cell table:style-name="Tabla2.A2" office:value-type="float" office:value="0">
            <text:p text:style-name="P11"><text:span text:style-name="T1">GENETICA AVICOLA</text:span>: Entrega el pedido de aves bb vivas en buen estado y embaladas en cajas de carton a la empresa de Transporte Terrestre en Lima, autorizado por el Cliente. </text:p>
            <text:p text:style-name="P11"/>
            <text:p text:style-name="P11">El <text:span text:style-name="T1">CLIENTE</text:span> acepta y es responsable de las condiciones de traslado desde Lima hasta la provincia (ciudad) donde reside. </text:p>
            <text:p text:style-name="P11"/>
            <text:p text:style-name="P11">El <text:span text:style-name="T1">CLIENTE</text:span> deberá verificar en la empresa de Transporte Terrestre que las aves bb vivas que ha recibido se encuentren en optimas condiciones. </text:p>
            <text:p text:style-name="P11"/>
            <text:p text:style-name="P12">GENETICA AVICOLA: Queda fuera de responsabilidad por demoras, deterioros, mermas, etc. que sean ocasionadas por la empresa de Transporte Terrestre.</text:p>
            <text:p text:style-name="P12"/>
            <text:p text:style-name="P11">Luego de <text:s/>haber <text:s/>leído <text:s/>los <text:s/>Términos <text:s/>y <text:s/>Condiciones <text:s/>de <text:s/>Responsabilidad <text:s/>el <text:span text:style-name="T1">CLIENTE</text:span> <text:s/>acepta <text:s/>conforme <text:s/>lo <text:s/>establecido <text:s/>por <text:s/>la <text:s/>empresa <text:s/><text:span text:style-name="T1">GENETICA AVICOLA</text:span> y renuncia a presentar cualquier reclamo.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7">Información <text:s/>del Transporte Terrestre</text:p>
          </table:table-cell>
          <table:covered-table-cell/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2" office:value-type="string">
            <text:p text:style-name="P1">CRISPIN PEÑA BELIA FLOR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PICHANAQUI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0">10/08/2021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CRISPIN PEÑA BELIA FLOR</text:p>
          </table:table-cell>
        </table:table-row>
        <table:table-row>
          <table:table-cell table:style-name="Tabla1.A6" office:value-type="float" office:value="0">
            <text:p text:style-name="P3">Consignatario 2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otal de Cajas:</text:p>
          </table:table-cell>
          <table:table-cell table:style-name="Tabla1.B7" office:value-type="string">
            <text:p text:style-name="P4">1</text:p>
          </table:table-cell>
        </table:table-row>
        <table:table-row>
          <table:table-cell table:style-name="Tabla1.A2" office:value-type="float" office:value="0">
            <text:p text:style-name="P1">POLLOS BB CARNE:</text:p>
          </table:table-cell>
          <table:table-cell table:style-name="Tabla1.B2" office:value-type="string">
            <text:p text:style-name="P1">100</text:p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6" office:value-type="float" office:value="0">
            <text:p text:style-name="P1">:</text:p>
          </table:table-cell>
          <table:table-cell table:style-name="Tabla1.B12" office:value-type="string">
            <text:p text:style-name="P1"/>
          </table:table-cell>
        </table:table-row>
        <table:table-row>
          <table:table-cell table:style-name="Tabla1.A13">
            <text:p text:style-name="P3"/>
          </table:table-cell>
          <table:table-cell table:style-name="Tabla1.B13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ransporte:</text:p>
          </table:table-cell>
          <table:table-cell table:style-name="Tabla1.B14" office:value-type="string">
            <text:p text:style-name="P1">PROPIO (GENETICA)</text:p>
          </table:table-cell>
        </table:table-row>
        <table:table-row>
          <table:table-cell table:style-name="Tabla1.A6" office:value-type="float" office:value="0">
            <text:p text:style-name="P3">Fecha de Entrega <text:s/>(Por confirmar):</text:p>
          </table:table-cell>
          <table:table-cell table:style-name="Tabla1.B12" office:value-type="string">
            <text:p text:style-name="P1">10/08/2021</text:p>
          </table:table-cell>
        </table:table-row>
      </table:table>
      <text:p text:style-name="P8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10T20:25:46</dc:date>
    <meta:editing-duration>P10DT14H46M33S</meta:editing-duration>
    <meta:editing-cycles>17</meta:editing-cycles>
    <meta:generator>OpenOffice/4.1.10$Win32 OpenOffice.org_project/4110m2$Build-9807</meta:generator>
    <meta:document-statistic meta:table-count="2" meta:image-count="1" meta:object-count="0" meta:page-count="1" meta:paragraph-count="33" meta:word-count="164" meta:character-count="1466"/>
  </office:meta>
</office:document-meta>
</file>